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1.2925in" fo:break-before="auto" style:use-optimal-row-height="true"/>
    </style:style>
    <style:style style:name="ro4" style:family="table-row">
      <style:table-row-properties style:row-height="0.822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4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555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6"/>
        <table:table-column table:style-name="co17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new part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6"/>
          <table:table-cell table:style-name="ce13" office:value-type="float" office:value="0.172">
            <text:p>0.172</text:p>
          </table:table-cell>
          <table:table-cell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office:value-type="float" office:value="4">
            <text:p>4</text:p>
          </table:table-cell>
          <table:table-cell/>
          <table:table-cell office:value-type="float" office:value="0.94">
            <text:p>0.9400</text:p>
          </table:table-cell>
          <table:table-cell office:value-type="string">
            <text:p>at 16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275">
            <text:p>3882275</text:p>
          </table:table-cell>
          <table:table-cell office:value-type="string">
            <text:p>CTB9400/2 — CAMDEN ELECTRONICS — Standard</text:p>
          </table:table-cell>
          <table:table-cell table:style-name="ce6" office:value-type="string">
            <text:p>TERMINAL BLOCK, PLUG-IN, 2WAY</text:p>
          </table:table-cell>
          <table:table-cell office:value-type="float" office:value="4">
            <text:p>4</text:p>
          </table:table-cell>
          <table:table-cell/>
          <table:table-cell office:value-type="float" office:value="0.36">
            <text:p>0.3600</text:p>
          </table:table-cell>
          <table:table-cell office:value-type="string">
            <text:p>at 16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435949">
            <text:p>1435949</text:p>
          </table:table-cell>
          <table:table-cell office:value-type="string">
            <text:p>CRA2512-FZ-R040ELF — BOURNS — Fixed</text:p>
          </table:table-cell>
          <table:table-cell table:style-name="ce6" office:value-type="string">
            <text:p>RESISTOR, 0R040 1% 3W, 2512 CASE</text:p>
          </table:table-cell>
          <table:table-cell office:value-type="float" office:value="4">
            <text:p>4</text:p>
          </table:table-cell>
          <table:table-cell/>
          <table:table-cell office:value-type="float" office:value="0.165">
            <text:p>0.1650</text:p>
          </table:table-cell>
          <table:table-cell office:value-type="string">
            <text:p>at12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6" office:value-type="string">
            <text:p>NDUCTOR, 18UH, 3.8A, 20%</text:p>
          </table:table-cell>
          <table:table-cell table:number-columns-repeated="2"/>
          <table:table-cell office:value-type="float" office:value="0.29">
            <text:p>0.2900</text:p>
          </table:table-cell>
          <table:table-cell office:value-type="string">
            <text:p>no brk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9694390">
            <text:p>9694390</text:p>
          </table:table-cell>
          <table:table-cell office:value-type="string">
            <text:p>EEEFC1C680P — PANASONIC — Aluminium Electrolytic </text:p>
          </table:table-cell>
          <table:table-cell table:style-name="ce6" office:value-type="string">
            <text:p>CAPACITOR, CASE E, 68UF, 16V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rnell</text:p>
          </table:table-cell>
          <table:table-cell office:value-type="string">
            <text:p>3835870</text:p>
          </table:table-cell>
          <table:table-cell table:style-name="ce6" office:value-type="string">
            <text:p>EEVFK1C221P.</text:p>
          </table:table-cell>
          <table:table-cell table:style-name="ce6" office:value-type="string">
            <text:p>CAPACITOR, CASE E 220UF 16V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463377">
            <text:p>1463377</text:p>
          </table:table-cell>
          <table:table-cell office:value-type="string">
            <text:p>JMK212BJ106KD-T — TAIYO YUDEN — Ceramic Multi-layer</text:p>
          </table:table-cell>
          <table:table-cell table:style-name="ce6" office:value-type="string">
            <text:p>CAPACITOR, 0805, 10UF, 6.3V, X5R</text:p>
          </table:table-cell>
          <table:table-cell office:value-type="float" office:value="1">
            <text:p>1</text:p>
          </table:table-cell>
          <table:table-cell/>
          <table:table-cell office:value-type="float" office:value="0.05">
            <text:p>0.0500</text:p>
          </table:table-cell>
          <table:table-cell office:value-type="string">
            <text:p>no brk</text:p>
          </table:table-cell>
        </table:table-row>
        <table:table-row table:style-name="ro1">
          <table:table-cell table:number-columns-repeated="2"/>
          <table:table-cell office:value-type="float" office:value="1454380">
            <text:p>1454380</text:p>
          </table:table-cell>
          <table:table-cell office:value-type="string">
            <text:p>MC34231-011-21 — MULTICOMP — Rocker</text:p>
          </table:table-cell>
          <table:table-cell table:style-name="ce6" office:value-type="string">
            <text:p>ROCKER SWITCH, SPDT, BLACK</text:p>
          </table:table-cell>
          <table:table-cell office:value-type="float" office:value="1">
            <text:p>1</text:p>
          </table:table-cell>
          <table:table-cell/>
          <table:table-cell office:value-type="float" office:value="0.89">
            <text:p>0.8900</text:p>
          </table:table-cell>
          <table:table-cell/>
        </table:table-row>
        <table:table-row table:style-name="ro1" table:number-rows-repeated="65482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4">08/24/2008</text:date>, <text:time>18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bert Spanton</meta:initial-creator>
    <meta:creation-date>2007-09-03T10:05:19</meta:creation-date>
    <dc:creator>Tom Bennellick</dc:creator>
    <dc:date>2008-08-24T18:10:27</dc:date>
    <meta:editing-cycles>47</meta:editing-cycles>
    <meta:editing-duration>PT6H13M51S</meta:editing-duration>
    <meta:user-defined meta:name="Info 1"/>
    <meta:user-defined meta:name="Info 2"/>
    <meta:user-defined meta:name="Info 3"/>
    <meta:user-defined meta:name="Info 4"/>
    <meta:document-statistic meta:table-count="3" meta:cell-count="707" meta:object-count="2"/>
  </office:meta>
</office:document-meta>
</file>